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123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123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418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555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560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www.w3.org/ns/openannotation/core/serializedAt=2014-12-12+02:00</text:p>
              <text:p>http://www.w3.org/ns/openannotation/core/annotatedBy=cdm</text:p>
              <text:p>http://lod.cedar-project.nl/vocab/cedar-tablink#value=561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0dev</meta:generator>
  </office:meta>
</office:document-meta>
</file>